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gain</text:p>
          </table:table-cell>
          <table:table-cell office:value-type="string">
            <text:p>code</text:p>
          </table:table-cell>
          <table:table-cell office:value-type="string">
            <text:p>error, floor %</text:p>
          </table:table-cell>
          <table:table-cell office:value-type="string">
            <text:p>error, round %</text:p>
          </table:table-cell>
          <table:table-cell/>
          <table:table-cell office:value-type="string">
            <text:p>floor</text:p>
          </table:table-cell>
          <table:table-cell office:value-type="string">
            <text:p>roun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4096/[.A2]" office:value-type="float" office:value="4096">
            <text:p>4096</text:p>
          </table:table-cell>
          <table:table-cell table:formula="of:=100*([.B2]-FLOOR([.B2];1))/[.B2]" office:value-type="float" office:value="0">
            <text:p>0</text:p>
          </table:table-cell>
          <table:table-cell table:formula="of:=100*([.B2]-ROUND([.B2];0))/[.B2]" office:value-type="float" office:value="0">
            <text:p>0</text:p>
          </table:table-cell>
          <table:table-cell/>
          <table:table-cell table:formula="of:=FLOOR([.B2]; 1)" office:value-type="float" office:value="4096">
            <text:p>4096</text:p>
          </table:table-cell>
          <table:table-cell table:formula="of:=ROUND([.B2]; 0)" office:value-type="float" office:value="4096">
            <text:p>4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4096/[.A3]" office:value-type="float" office:value="2048">
            <text:p>2048</text:p>
          </table:table-cell>
          <table:table-cell table:formula="of:=100*([.B3]-FLOOR([.B3];1))/[.B3]" office:value-type="float" office:value="0">
            <text:p>0</text:p>
          </table:table-cell>
          <table:table-cell table:formula="of:=100*([.B3]-ROUND([.B3];0))/[.B3]" office:value-type="float" office:value="0">
            <text:p>0</text:p>
          </table:table-cell>
          <table:table-cell/>
          <table:table-cell table:formula="of:=FLOOR([.B3]; 1)" office:value-type="float" office:value="2048">
            <text:p>2048</text:p>
          </table:table-cell>
          <table:table-cell table:formula="of:=ROUND([.B3]; 0)" office:value-type="float" office:value="2048">
            <text:p>2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4096/[.A4]" office:value-type="float" office:value="819.2">
            <text:p>819.2</text:p>
          </table:table-cell>
          <table:table-cell table:formula="of:=100*([.B4]-FLOOR([.B4];1))/[.B4]" office:value-type="float" office:value="0.0244140625000055">
            <text:p>0.0244140625</text:p>
          </table:table-cell>
          <table:table-cell table:formula="of:=100*([.B4]-ROUND([.B4];0))/[.B4]" office:value-type="float" office:value="0.0244140625000055">
            <text:p>0.0244140625</text:p>
          </table:table-cell>
          <table:table-cell/>
          <table:table-cell table:formula="of:=FLOOR([.B4]; 1)" office:value-type="float" office:value="819">
            <text:p>819</text:p>
          </table:table-cell>
          <table:table-cell table:formula="of:=ROUND([.B4]; 0)" office:value-type="float" office:value="819">
            <text:p>8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4096/[.A5]" office:value-type="float" office:value="409.6">
            <text:p>409.6</text:p>
          </table:table-cell>
          <table:table-cell table:formula="of:=100*([.B5]-FLOOR([.B5];1))/[.B5]" office:value-type="float" office:value="0.146484375000006">
            <text:p>0.146484375</text:p>
          </table:table-cell>
          <table:table-cell table:formula="of:=100*([.B5]-ROUND([.B5];0))/[.B5]" office:value-type="float" office:value="-0.0976562499999944">
            <text:p>-0.09765625</text:p>
          </table:table-cell>
          <table:table-cell/>
          <table:table-cell table:formula="of:=FLOOR([.B5]; 1)" office:value-type="float" office:value="409">
            <text:p>409</text:p>
          </table:table-cell>
          <table:table-cell table:formula="of:=ROUND([.B5]; 0)" office:value-type="float" office:value="410">
            <text:p>4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4096/[.A6]" office:value-type="float" office:value="204.8">
            <text:p>204.8</text:p>
          </table:table-cell>
          <table:table-cell table:formula="of:=100*([.B6]-FLOOR([.B6];1))/[.B6]" office:value-type="float" office:value="0.390625000000006">
            <text:p>0.390625</text:p>
          </table:table-cell>
          <table:table-cell table:formula="of:=100*([.B6]-ROUND([.B6];0))/[.B6]" office:value-type="float" office:value="-0.0976562499999944">
            <text:p>-0.09765625</text:p>
          </table:table-cell>
          <table:table-cell/>
          <table:table-cell table:formula="of:=FLOOR([.B6]; 1)" office:value-type="float" office:value="204">
            <text:p>204</text:p>
          </table:table-cell>
          <table:table-cell table:formula="of:=ROUND([.B6]; 0)" office:value-type="float" office:value="205">
            <text:p>20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4096/[.A7]" office:value-type="float" office:value="81.92">
            <text:p>81.92</text:p>
          </table:table-cell>
          <table:table-cell table:formula="of:=100*([.B7]-FLOOR([.B7];1))/[.B7]" office:value-type="float" office:value="1.123046875">
            <text:p>1.123046875</text:p>
          </table:table-cell>
          <table:table-cell table:formula="of:=100*([.B7]-ROUND([.B7];0))/[.B7]" office:value-type="float" office:value="-0.0976562499999979">
            <text:p>-0.09765625</text:p>
          </table:table-cell>
          <table:table-cell/>
          <table:table-cell table:formula="of:=FLOOR([.B7]; 1)" office:value-type="float" office:value="81">
            <text:p>81</text:p>
          </table:table-cell>
          <table:table-cell table:formula="of:=ROUND([.B7]; 0)" office:value-type="float" office:value="82">
            <text:p>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4096/[.A8]" office:value-type="float" office:value="40.96">
            <text:p>40.96</text:p>
          </table:table-cell>
          <table:table-cell table:formula="of:=100*([.B8]-FLOOR([.B8];1))/[.B8]" office:value-type="float" office:value="2.34375">
            <text:p>2.34375</text:p>
          </table:table-cell>
          <table:table-cell table:formula="of:=100*([.B8]-ROUND([.B8];0))/[.B8]" office:value-type="float" office:value="-0.0976562499999979">
            <text:p>-0.09765625</text:p>
          </table:table-cell>
          <table:table-cell/>
          <table:table-cell table:formula="of:=FLOOR([.B8]; 1)" office:value-type="float" office:value="40">
            <text:p>40</text:p>
          </table:table-cell>
          <table:table-cell table:formula="of:=ROUND([.B8]; 0)" office:value-type="float" office:value="41">
            <text:p>4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rror of using a 12bit dac as programmable gain amplifier</text:p>
          </table:table-cell>
          <table:table-cell table:number-columns-repeated="6"/>
        </table:table-row>
        <table:table-row table:style-name="ro1">
          <table:table-cell office:value-type="string">
            <text:p>MAX253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vin</text:p>
          </table:table-cell>
          <table:table-cell office:value-type="float" office:value="4.096">
            <text:p>4.096</text:p>
          </table:table-cell>
          <table:table-cell table:number-columns-repeated="5"/>
        </table:table-row>
        <table:table-row table:style-name="ro1">
          <table:table-cell office:value-type="string">
            <text:p>code</text:p>
          </table:table-cell>
          <table:table-cell office:value-type="string">
            <text:p>vout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[.B$17]*(-4096/[.A19])" office:value-type="float" office:value="-167.77216">
            <text:p>-167.77216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formula="of:=[.B$17]*(-4096/[.A20])" office:value-type="float" office:value="-16.777216">
            <text:p>-16.777216</text:p>
          </table:table-cell>
          <table:table-cell table:number-columns-repeated="5"/>
        </table:table-row>
        <table:table-row table:style-name="ro1">
          <table:table-cell office:value-type="float" office:value="4095">
            <text:p>4095</text:p>
          </table:table-cell>
          <table:table-cell table:formula="of:=[.B$17]*(-4096/[.A21])" office:value-type="float" office:value="-4.09700024420024">
            <text:p>-4.0970002442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4/15/2012</text:date>, <text:time>00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4-11T22:44:55</meta:creation-date>
    <dc:date>2012-04-15T00:49:03</dc:date>
    <dc:creator>mru </dc:creator>
    <meta:editing-duration>PT1H32M28S</meta:editing-duration>
    <meta:editing-cycles>4</meta:editing-cycles>
    <meta:generator>LibreOffice/3.4$Linux LibreOffice_project/340m1$Build-402</meta:generator>
    <meta:document-statistic meta:table-count="3" meta:cell-count="60" meta:object-count="0"/>
  </office:meta>
</office:document-meta>
</file>